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rive.google.com/file/d/1xDHjLveI4jubZ5Z3WKtYxY6Bdlj3wpg8/view?usp=drive_l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1T16:50:08.408000000</meta:creation-date>
    <dc:date>2023-06-11T16:51:32.277000000</dc:date>
    <meta:editing-duration>PT1M24S</meta:editing-duration>
    <meta:editing-cycles>1</meta:editing-cycles>
    <meta:document-statistic meta:table-count="0" meta:image-count="0" meta:object-count="0" meta:page-count="1" meta:paragraph-count="1" meta:word-count="1" meta:character-count="85" meta:non-whitespace-character-count="85"/>
    <meta:generator>LibreOffice/6.1.2.1$Windows_X86_64 LibreOffice_project/65905a128db06ba48db947242809d14d3f9a93fe</meta:generator>
  </office:meta>
</office:document-meta>
</file>